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fd11"/>
    </style:style>
    <style:style style:name="P2" style:family="paragraph" style:parent-style-name="Standard">
      <style:text-properties officeooo:paragraph-rsid="000a446b"/>
    </style:style>
    <style:style style:name="T1" style:family="text">
      <style:text-properties officeooo:rsid="0009fd11"/>
    </style:style>
    <style:style style:name="T2" style:family="text">
      <style:text-properties officeooo:rsid="000a446b"/>
    </style:style>
    <style:style style:name="T3" style:family="text">
      <style:text-properties officeooo:rsid="000be8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any of the compositions from Alvin Lucier's (early experimental) period (70's) consist of encounters with nineteenth-century naturalism. In such compositions, Lucier invites the performer to participate in an action of embodied measurement. While considering Lucier's unique historical moment of production, what conclusions can be drawn about his relationship to the ideas, methodology, and language he re-appropriates into the frame of the aesthetic?</text:span></text:p>
      <text:p text:style-name="P1"><text:span text:style-name="T1"/></text:p>
      <text:p text:style-name="P2"><text:span text:style-name="T2">I)<text:tab/>a cursory description of the pieces to be analyzed, with particular attention to “QoS”</text:span></text:p>
      <text:p text:style-name="P2"><text:span text:style-name="T2">II)<text:tab/>an explanation of methodology -</text:span></text:p>
      <text:p text:style-name="P2"><text:span text:style-name="T2"><text:tab/>a) Foucaltian deconstruction of scientific modes of knowledge</text:span></text:p>
      <text:p text:style-name="P2"><text:span text:style-name="T2"><text:tab/>b) assessment of the “natural”</text:span></text:p>
      <text:p text:style-name="P2"><text:span text:style-name="T2"><text:tab/>c) what sorts of power structures are at work here?</text:span></text:p>
      <text:p text:style-name="P2"><text:span text:style-name="T2"><text:tab/>d) explanation of field as singular historical moment (genealogy)</text:span></text:p>
      <text:p text:style-name="P2"><text:span text:style-name="T2">III) <text:tab/>a historical treatment of ernst chladni's discoveries in acoustics</text:span></text:p>
      <text:p text:style-name="P2"><text:span text:style-name="T2"><text:tab/>a) </text:span><text:span text:style-name="T3">the “facts”: a narrative context</text:span></text:p>
      <text:p text:style-name="P2"><text:span text:style-name="T3"><text:tab/>b) how chladni seemed to situate his findings</text:span></text:p>
      <text:p text:style-name="P2"><text:span text:style-name="T3"><text:tab/>c) how the public reacted</text:span></text:p>
      <text:p text:style-name="P2"><text:span text:style-name="T3"><text:tab/>d) encounter with napoleon &amp; subsequent formation of chladni's laws</text:span></text:p>
      <text:p text:style-name="P2"><text:span text:style-name="T3"><text:tab/>e) chladni's legacy today</text:span></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3-11-30T02:28:44</meta:creation-date>
    <dc:date>2013-11-30T03:03:15</dc:date>
    <dc:creator>joe </dc:creator>
    <meta:editing-duration>PT4M1S</meta:editing-duration>
    <meta:editing-cycles>1</meta:editing-cycles>
    <meta:document-statistic meta:table-count="0" meta:image-count="0" meta:object-count="0" meta:page-count="1" meta:paragraph-count="13" meta:word-count="158" meta:character-count="1062" meta:non-whitespace-character-count="907"/>
    <meta:generator>LibreOffice/3.6$Linux_x86 LibreOffice_project/360m1$Build-2</meta:generator>
  </office:meta>
</office:document-meta>
</file>